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T1" style:family="text">
      <style:text-properties fo:color="#fede5d"/>
    </style:style>
    <style:style style:name="T2" style:family="text">
      <style:text-properties fo:color="#fe4450"/>
    </style:style>
    <style:style style:name="T3" style:family="text">
      <style:text-properties fo:color="#fe4450" fo:font-weight="bold"/>
    </style:style>
    <style:style style:name="T4" style:family="text">
      <style:text-properties fo:color="#ff7edb"/>
    </style:style>
    <style:style style:name="T5" style:family="text">
      <style:text-properties fo:color="#ff7edb" fo:font-style="italic"/>
    </style:style>
    <style:style style:name="T6" style:family="text">
      <style:text-properties fo:color="#36f9f6"/>
    </style:style>
    <style:style style:name="T7" style:family="text">
      <style:text-properties fo:color="#848bbd" fo:font-style="italic"/>
    </style:style>
    <style:style style:name="T8" style:family="text">
      <style:text-properties fo:color="#ffffff"/>
    </style:style>
    <style:style style:name="T9" style:family="text">
      <style:text-properties fo:color="#f97e72"/>
    </style:style>
    <style:style style:name="T10" style:family="text">
      <style:text-properties fo:color="#dd5500"/>
    </style:style>
    <style:style style:name="T11" style:family="text">
      <style:text-properties fo:color="#ff8b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sheet-6(part-1)</text:p>
      <text:p text:style-name="P1">Name:Ron Jacob Varghese</text:p>
      <text:p text:style-name="P1">Cse-D</text:p>
      <text:p text:style-name="P1">Roll-no:AM.EN.U4CSE19346</text:p>
      <text:p text:style-name="Standard"/>
      <text:p text:style-name="Standard"/>
      <text:p text:style-name="Standard">1)</text:p>
      <text:p text:style-name="Standard">import java.util.*;</text:p>
      <text:p text:style-name="Standard"/>
      <text:p text:style-name="Standard">//Extend BoxWeight to include shipping costs.</text:p>
      <text:p text:style-name="Standard">//Start with Box.</text:p>
      <text:p text:style-name="Standard">class Box {</text:p>
      <text:p text:style-name="Standard">private double width;</text:p>
      <text:p text:style-name="Standard">private double height;</text:p>
      <text:p text:style-name="Standard">private double depth;</text:p>
      <text:p text:style-name="Standard"/>
      <text:p text:style-name="Standard">// construct clone of an object</text:p>
      <text:p text:style-name="Standard">Box(Box ob) { // pass object to constructor</text:p>
      <text:p text:style-name="Standard">width = ob.width;</text:p>
      <text:p text:style-name="Standard">height = ob.height;</text:p>
      <text:p text:style-name="Standard">depth = ob.depth;</text:p>
      <text:p text:style-name="Standard">}</text:p>
      <text:p text:style-name="Standard"/>
      <text:p text:style-name="Standard">// constructor used when all dimensions specified</text:p>
      <text:p text:style-name="Standard">Box(double w, double h, double d) {</text:p>
      <text:p text:style-name="Standard">width = w;</text:p>
      <text:p text:style-name="Standard">height = h;</text:p>
      <text:p text:style-name="Standard">depth = d;</text:p>
      <text:p text:style-name="Standard">}</text:p>
      <text:p text:style-name="Standard"/>
      <text:p text:style-name="Standard">// constructor used when no dimensions specified</text:p>
      <text:p text:style-name="Standard">Box() {</text:p>
      <text:p text:style-name="Standard">width = -1; // use -1 to indicate</text:p>
      <text:p text:style-name="Standard">height = -1; // an uninitialized</text:p>
      <text:p text:style-name="Standard">depth = -1; // box</text:p>
      <text:p text:style-name="Standard">}</text:p>
      <text:p text:style-name="Standard"/>
      <text:p text:style-name="Standard">// constructor used when cube is created</text:p>
      <text:p text:style-name="Standard">Box(double len) {</text:p>
      <text:p text:style-name="Standard">width = height = depth = len;</text:p>
      <text:p text:style-name="Standard">}</text:p>
      <text:p text:style-name="Standard"/>
      <text:p text:style-name="Standard">// compute and return volume</text:p>
      <text:p text:style-name="Standard">double volume() {</text:p>
      <text:p text:style-name="Standard">return width * height * depth;</text:p>
      <text:p text:style-name="Standard">}</text:p>
      <text:p text:style-name="Standard">}</text:p>
      <text:p text:style-name="Standard"/>
      <text:p text:style-name="Standard">// Add weight.</text:p>
      <text:p text:style-name="Standard">class BoxWeight extends Box {</text:p>
      <text:p text:style-name="Standard"><text:soft-page-break/>double weight; // weight of box</text:p>
      <text:p text:style-name="Standard">// construct clone of an object</text:p>
      <text:p text:style-name="Standard"/>
      <text:p text:style-name="Standard">BoxWeight(BoxWeight ob) { // pass object to constructor</text:p>
      <text:p text:style-name="Standard">super(ob);</text:p>
      <text:p text:style-name="Standard">weight = ob.weight;</text:p>
      <text:p text:style-name="Standard">}</text:p>
      <text:p text:style-name="Standard"/>
      <text:p text:style-name="Standard">// constructor when all parameters are specified</text:p>
      <text:p text:style-name="Standard">BoxWeight(double w, double h, double d, double m) {</text:p>
      <text:p text:style-name="Standard">super(w, h, d); // call superclass constructor</text:p>
      <text:p text:style-name="Standard">weight = m;</text:p>
      <text:p text:style-name="Standard">}</text:p>
      <text:p text:style-name="Standard"/>
      <text:p text:style-name="Standard">// default constructor</text:p>
      <text:p text:style-name="Standard">BoxWeight() {</text:p>
      <text:p text:style-name="Standard">super();</text:p>
      <text:p text:style-name="Standard">weight = -1;</text:p>
      <text:p text:style-name="Standard">}</text:p>
      <text:p text:style-name="Standard"/>
      <text:p text:style-name="Standard">// constructor used when cube is created</text:p>
      <text:p text:style-name="Standard">BoxWeight(double len, double m) {</text:p>
      <text:p text:style-name="Standard">super(len);</text:p>
      <text:p text:style-name="Standard">weight = m;</text:p>
      <text:p text:style-name="Standard">}</text:p>
      <text:p text:style-name="Standard">}</text:p>
      <text:p text:style-name="Standard"/>
      <text:p text:style-name="Standard">// Add shipping costs</text:p>
      <text:p text:style-name="Standard">class Shipment extends BoxWeight {</text:p>
      <text:p text:style-name="Standard">double cost;</text:p>
      <text:p text:style-name="Standard"/>
      <text:p text:style-name="Standard">// construct clone of an object</text:p>
      <text:p text:style-name="Standard">Shipment(Shipment ob) { // pass object to constructor</text:p>
      <text:p text:style-name="Standard">super(ob);</text:p>
      <text:p text:style-name="Standard">cost = ob.cost;</text:p>
      <text:p text:style-name="Standard">}</text:p>
      <text:p text:style-name="Standard"/>
      <text:p text:style-name="Standard">// constructor when all parameters are specified</text:p>
      <text:p text:style-name="Standard">Shipment(double w, double h, double d, double m, double c) {</text:p>
      <text:p text:style-name="Standard">super(w, h, d, m); // call superclass constructor</text:p>
      <text:p text:style-name="Standard">cost = c;</text:p>
      <text:p text:style-name="Standard">}</text:p>
      <text:p text:style-name="Standard"/>
      <text:p text:style-name="Standard">// default constructor</text:p>
      <text:p text:style-name="Standard">Shipment() {</text:p>
      <text:p text:style-name="Standard">super();</text:p>
      <text:p text:style-name="Standard">cost = -1;</text:p>
      <text:p text:style-name="Standard">}</text:p>
      <text:p text:style-name="Standard"/>
      <text:p text:style-name="Standard">// constructor used when cube is created</text:p>
      <text:p text:style-name="Standard">Shipment(double len, double m, double c) {</text:p>
      <text:p text:style-name="Standard">super(len, m);</text:p>
      <text:p text:style-name="Standard"><text:soft-page-break/>cost = c;</text:p>
      <text:p text:style-name="Standard">}</text:p>
      <text:p text:style-name="Standard">}</text:p>
      <text:p text:style-name="Standard"/>
      <text:p text:style-name="Standard">class trans extends Shipment {</text:p>
      <text:p text:style-name="Standard">String name;</text:p>
      <text:p text:style-name="Standard">String address;</text:p>
      <text:p text:style-name="Standard">int roadcost;</text:p>
      <text:p text:style-name="Standard"/>
      <text:p text:style-name="Standard">trans(trans ob){</text:p>
      <text:p text:style-name="Standard">super(ob);</text:p>
      <text:p text:style-name="Standard">name=ob.name;</text:p>
      <text:p text:style-name="Standard">address=ob.address;</text:p>
      <text:p text:style-name="Standard">cost();</text:p>
      <text:p text:style-name="Standard">}</text:p>
      <text:p text:style-name="Standard">trans(double w, double h, double d, double m, double c,String name,String address){</text:p>
      <text:p text:style-name="Standard">super(w,h,d,m,c);</text:p>
      <text:p text:style-name="Standard">this.name=name;</text:p>
      <text:p text:style-name="Standard">this.address=address;</text:p>
      <text:p text:style-name="Standard">cost();</text:p>
      <text:p text:style-name="Standard">}</text:p>
      <text:p text:style-name="Standard">trans(){</text:p>
      <text:p text:style-name="Standard">super();</text:p>
      <text:p text:style-name="Standard">name="";</text:p>
      <text:p text:style-name="Standard">address="";</text:p>
      <text:p text:style-name="Standard">roadcost=-1;</text:p>
      <text:p text:style-name="Standard"/>
      <text:p text:style-name="Standard">}</text:p>
      <text:p text:style-name="Standard">trans(double len,double m,double c,String name,String address){</text:p>
      <text:p text:style-name="Standard">super(len,m,c);</text:p>
      <text:p text:style-name="Standard">this.name=name;</text:p>
      <text:p text:style-name="Standard">this.address=address;</text:p>
      <text:p text:style-name="Standard">cost();</text:p>
      <text:p text:style-name="Standard">}</text:p>
      <text:p text:style-name="Standard">void cost(){</text:p>
      <text:p text:style-name="Standard">if(volume()&gt;1000) roadcost=2000;</text:p>
      <text:p text:style-name="Standard">else if(volume()&gt;500) roadcost=1000;</text:p>
      <text:p text:style-name="Standard">else if(volume()&gt;100) roadcost=500;</text:p>
      <text:p text:style-name="Standard">else roadcost=100;</text:p>
      <text:p text:style-name="Standard"/>
      <text:p text:style-name="Standard">if(weight&gt;1000) roadcost+=1500;</text:p>
      <text:p text:style-name="Standard">else if(weight&gt;500) roadcost+=1000;</text:p>
      <text:p text:style-name="Standard">else if(weight&gt;250) roadcost+=500;</text:p>
      <text:p text:style-name="Standard">else if(weight&gt;100) roadcost+=250;</text:p>
      <text:p text:style-name="Standard">else roadcost+=100;</text:p>
      <text:p text:style-name="Standard">Displaycost();</text:p>
      <text:p text:style-name="Standard">}</text:p>
      <text:p text:style-name="Standard"/>
      <text:p text:style-name="Standard">void Displaycost(){</text:p>
      <text:p text:style-name="Standard">cost+=roadcost;</text:p>
      <text:p text:style-name="Standard">System.out.println("The total cost of transportation is:"+cost);</text:p>
      <text:p text:style-name="Standard">}</text:p>
      <text:p text:style-name="Standard"><text:soft-page-break/>}</text:p>
      <text:p text:style-name="Standard"/>
      <text:p text:style-name="Standard">public class q1{</text:p>
      <text:p text:style-name="Standard"/>
      <text:p text:style-name="Standard">public static void main(String[] args) {</text:p>
      <text:p text:style-name="Standard">Scanner scan=new Scanner(System.in);</text:p>
      <text:p text:style-name="Standard">System.out.println("Enter the height,width,depth of the box:");</text:p>
      <text:p text:style-name="Standard">int height=scan.nextInt();</text:p>
      <text:p text:style-name="Standard">int width=scan.nextInt();</text:p>
      <text:p text:style-name="Standard">int depth=scan.nextInt();</text:p>
      <text:p text:style-name="Standard">System.out.println("Enter the weight of the box:");</text:p>
      <text:p text:style-name="Standard">int weight=scan.nextInt();</text:p>
      <text:p text:style-name="Standard">System.out.println("Enter the cost for Shipment:");</text:p>
      <text:p text:style-name="Standard">int shipment=scan.nextInt();</text:p>
      <text:p text:style-name="Standard">System.out.println("Enter the name,address of the recipient:");</text:p>
      <text:p text:style-name="Standard">String name=scan.next();</text:p>
      <text:p text:style-name="Standard">String address=scan.next();</text:p>
      <text:p text:style-name="Standard">trans a=new trans(width,height,depth,weight,shipment,name,address);</text:p>
      <text:p text:style-name="Standard">}</text:p>
      <text:p text:style-name="Standard"/>
      <text:p text:style-name="Standard">}</text:p>
      <text:p text:style-name="Standard"/>
      <text:p text:style-name="Standard">Output:</text:p>
      <text:p text:style-name="Standard"/>
      <text:p text:style-name="Standard">2&amp;4)</text:p>
      <text:p text:style-name="Standard">import java.util.*;</text:p>
      <text:p text:style-name="Standard"/>
      <text:p text:style-name="Standard">class Vehicle{</text:p>
      <text:p text:style-name="Standard">static int no;</text:p>
      <text:p text:style-name="Standard">String model;</text:p>
      <text:p text:style-name="Standard">double price;</text:p>
      <text:p text:style-name="Standard">double weight;</text:p>
      <text:p text:style-name="Standard">String type;</text:p>
      <text:p text:style-name="Standard"/>
      <text:p text:style-name="Standard">Vehicle(String model,double price,double weight,String type)</text:p>
      <text:p text:style-name="Standard">{</text:p>
      <text:p text:style-name="Standard">this.model=model;</text:p>
      <text:p text:style-name="Standard">this.price=price;</text:p>
      <text:p text:style-name="Standard">this.weight=weight;</text:p>
      <text:p text:style-name="Standard">this.type=type;</text:p>
      <text:p text:style-name="Standard">}</text:p>
      <text:p text:style-name="Standard">Vehicle(RoadVehicles a){</text:p>
      <text:p text:style-name="Standard">model=a.model;</text:p>
      <text:p text:style-name="Standard">price=a.price;</text:p>
      <text:p text:style-name="Standard">weight=a.weight;</text:p>
      <text:p text:style-name="Standard">type=a.type;</text:p>
      <text:p text:style-name="Standard">no+=1;</text:p>
      <text:p text:style-name="Standard">}</text:p>
      <text:p text:style-name="Standard"/>
      <text:p text:style-name="Standard">Vehicle(Waterborne_vessels a){</text:p>
      <text:p text:style-name="Standard">model=a.model;</text:p>
      <text:p text:style-name="Standard">price=a.price;</text:p>
      <text:p text:style-name="Standard"><text:soft-page-break/>weight=a.weight;</text:p>
      <text:p text:style-name="Standard">type=a.type;</text:p>
      <text:p text:style-name="Standard">no+=1;</text:p>
      <text:p text:style-name="Standard">}</text:p>
      <text:p text:style-name="Standard">void Drive(){</text:p>
      <text:p text:style-name="Standard">System.out.print("Not Drivable in current state-&gt;");</text:p>
      <text:p text:style-name="Standard">}</text:p>
      <text:p text:style-name="Standard"/>
      <text:p text:style-name="Standard">static void Display(){</text:p>
      <text:p text:style-name="Standard">System.out.println("The total no of vehicles registered:"+no/2);</text:p>
      <text:p text:style-name="Standard">}</text:p>
      <text:p text:style-name="Standard">}</text:p>
      <text:p text:style-name="Standard">class RoadVehicles extends Vehicle{</text:p>
      <text:p text:style-name="Standard">static int road_no;</text:p>
      <text:p text:style-name="Standard">int mileage;</text:p>
      <text:p text:style-name="Standard">String license;</text:p>
      <text:p text:style-name="Standard">String color;</text:p>
      <text:p text:style-name="Standard">RoadVehicles(String model,double price,double weight,int mileage,String license,String type,String color){</text:p>
      <text:p text:style-name="Standard">super(model,price,weight,type);</text:p>
      <text:p text:style-name="Standard">this.mileage=mileage;</text:p>
      <text:p text:style-name="Standard">this.license=license;</text:p>
      <text:p text:style-name="Standard">this.color=color;</text:p>
      <text:p text:style-name="Standard">road_no+=1;</text:p>
      <text:p text:style-name="Standard">}</text:p>
      <text:p text:style-name="Standard">RoadVehicles(RoadVehicles a){</text:p>
      <text:p text:style-name="Standard">super(a);</text:p>
      <text:p text:style-name="Standard">this.mileage=a.mileage;</text:p>
      <text:p text:style-name="Standard">this.license=a.license;</text:p>
      <text:p text:style-name="Standard">this.color=a.color;</text:p>
      <text:p text:style-name="Standard">road_no+=1;</text:p>
      <text:p text:style-name="Standard">}</text:p>
      <text:p text:style-name="Standard">static void Display_road(){</text:p>
      <text:p text:style-name="Standard">Display();</text:p>
      <text:p text:style-name="Standard">System.out.println("The amount of road-vehicles registered:"+road_no/2);</text:p>
      <text:p text:style-name="Standard">}</text:p>
      <text:p text:style-name="Standard">void Drive(){</text:p>
      <text:p text:style-name="Standard">System.out.print("Checking the mileage on the vehicle");</text:p>
      <text:p text:style-name="Standard">}</text:p>
      <text:p text:style-name="Standard">}</text:p>
      <text:p text:style-name="Standard">class Two_wheelers extends RoadVehicles{</text:p>
      <text:p text:style-name="Standard">String source;</text:p>
      <text:p text:style-name="Standard">int height;</text:p>
      <text:p text:style-name="Standard">String ABS;</text:p>
      <text:p text:style-name="Standard"/>
      <text:p text:style-name="Standard">Two_wheelers(String model,double price,double weight,int mileage,String license,String color,String source,String type,String ABS){</text:p>
      <text:p text:style-name="Standard">super(model,price,weight,mileage,license,color,type);</text:p>
      <text:p text:style-name="Standard">this.source=source;</text:p>
      <text:p text:style-name="Standard">this.height=height;</text:p>
      <text:p text:style-name="Standard">this.ABS=ABS;</text:p>
      <text:p text:style-name="Standard">}</text:p>
      <text:p text:style-name="Standard"><text:soft-page-break/>Two_wheelers(RoadVehicles a,String source,int height,String ABS){</text:p>
      <text:p text:style-name="Standard">super(a);</text:p>
      <text:p text:style-name="Standard">this.source=source;</text:p>
      <text:p text:style-name="Standard">this.height=height;</text:p>
      <text:p text:style-name="Standard">this.ABS=ABS;</text:p>
      <text:p text:style-name="Standard">}</text:p>
      <text:p text:style-name="Standard">void stats(){</text:p>
      <text:p text:style-name="Standard">System.out.println("\nThe model:"+model+"\nVehicle:"+type+"\nPrice:"+price+"\nThe weight of the vehicle:"+weight);</text:p>
      <text:p text:style-name="Standard">System.out.println("The mileage:"+mileage+"\nThe license number:"+license+"\nThe color:"+color);</text:p>
      <text:p text:style-name="Standard">System.out.println("fuel-type:"+source+"ABS :"+ABS+"\nHeight:"+height);</text:p>
      <text:p text:style-name="Standard">}</text:p>
      <text:p text:style-name="Standard"/>
      <text:p text:style-name="Standard">void Drive(){</text:p>
      <text:p text:style-name="Standard">System.out.print("Testing all road capabilities,testing balance of the vehicles due to its height to weight ratio");</text:p>
      <text:p text:style-name="Standard">}</text:p>
      <text:p text:style-name="Standard"/>
      <text:p text:style-name="Standard">}</text:p>
      <text:p text:style-name="Standard">class Four_wheelers extends RoadVehicles{</text:p>
      <text:p text:style-name="Standard">int seats;</text:p>
      <text:p text:style-name="Standard">String categories;</text:p>
      <text:p text:style-name="Standard">int maxspeed;</text:p>
      <text:p text:style-name="Standard"/>
      <text:p text:style-name="Standard">Four_wheelers(String model,double price,double weight,int mileage,String license,String color,int seats,String categories,int maxspeed,int height,String type){</text:p>
      <text:p text:style-name="Standard">super(model,price,weight,mileage,license,color,type);</text:p>
      <text:p text:style-name="Standard">this.seats=seats;</text:p>
      <text:p text:style-name="Standard">this.maxspeed=maxspeed;</text:p>
      <text:p text:style-name="Standard">this.categories=categories;</text:p>
      <text:p text:style-name="Standard">}</text:p>
      <text:p text:style-name="Standard">Four_wheelers(RoadVehicles a,int seats,int maxspeed,String categories){</text:p>
      <text:p text:style-name="Standard">super(a);</text:p>
      <text:p text:style-name="Standard">this.seats=seats;</text:p>
      <text:p text:style-name="Standard">this.maxspeed=maxspeed;</text:p>
      <text:p text:style-name="Standard">this.categories=categories;</text:p>
      <text:p text:style-name="Standard">}</text:p>
      <text:p text:style-name="Standard">void stats(){</text:p>
      <text:p text:style-name="Standard">System.out.println("\nThe model:"+model+"\nVehicle:"+type+"\nPrice:"+price+"\nThe weight of the vehicle:"+weight);</text:p>
      <text:p text:style-name="Standard">System.out.println("The mileage:"+mileage+"\nThe license number:"+license+"\nThe color:"+color);</text:p>
      <text:p text:style-name="Standard">System.out.println("The no of seats:"+seats+"\nMaxspeed of vehicle:"+maxspeed+"Category:"+categories);</text:p>
      <text:p text:style-name="Standard">}</text:p>
      <text:p text:style-name="Standard">void Drive(){</text:p>
      <text:p text:style-name="Standard">System.out.print("Checking all capabilities on road and observing time it takes to reach from 0-60mph");</text:p>
      <text:p text:style-name="Standard">}</text:p>
      <text:p text:style-name="Standard">}</text:p>
      <text:p text:style-name="Standard">class Waterborne_vessels extends Vehicle{</text:p>
      <text:p text:style-name="Standard"><text:soft-page-break/>static int water_no;</text:p>
      <text:p text:style-name="Standard">int crew_workers;</text:p>
      <text:p text:style-name="Standard">int passenger_cap;</text:p>
      <text:p text:style-name="Standard">double nautic_miles;</text:p>
      <text:p text:style-name="Standard"/>
      <text:p text:style-name="Standard">Waterborne_vessels(String model,double price,double weight,String type,int crew_workers,int passenger_cap,double nautic_miles){</text:p>
      <text:p text:style-name="Standard">super(model,price,weight,type);</text:p>
      <text:p text:style-name="Standard">this.crew_workers=crew_workers;</text:p>
      <text:p text:style-name="Standard">this.passenger_cap=passenger_cap;</text:p>
      <text:p text:style-name="Standard">this.nautic_miles=nautic_miles;</text:p>
      <text:p text:style-name="Standard">water_no+=1;</text:p>
      <text:p text:style-name="Standard">}</text:p>
      <text:p text:style-name="Standard">Waterborne_vessels(Waterborne_vessels a){</text:p>
      <text:p text:style-name="Standard">super(a);</text:p>
      <text:p text:style-name="Standard">this.crew_workers=a.crew_workers;</text:p>
      <text:p text:style-name="Standard">this.passenger_cap=a.passenger_cap;</text:p>
      <text:p text:style-name="Standard">this.nautic_miles=a.nautic_miles;</text:p>
      <text:p text:style-name="Standard">water_no+=1;</text:p>
      <text:p text:style-name="Standard">}</text:p>
      <text:p text:style-name="Standard"/>
      <text:p text:style-name="Standard">static void Display_water(){</text:p>
      <text:p text:style-name="Standard">System.out.println("The amount of water-vehicles registered:"+water_no/2);</text:p>
      <text:p text:style-name="Standard">}</text:p>
      <text:p text:style-name="Standard">void Drive(){</text:p>
      <text:p text:style-name="Standard">System.out.println("Calculating the buoyant force,nautic miles and no of crew_members required for controlling the ship");</text:p>
      <text:p text:style-name="Standard">}</text:p>
      <text:p text:style-name="Standard">}</text:p>
      <text:p text:style-name="Standard">class Large_vessels extends Waterborne_vessels{</text:p>
      <text:p text:style-name="Standard">int tonage;</text:p>
      <text:p text:style-name="Standard">String purpose;</text:p>
      <text:p text:style-name="Standard">int length;</text:p>
      <text:p text:style-name="Standard"/>
      <text:p text:style-name="Standard">Large_vessels(String model,double price,double weight,String type,int crew_workers,int passenger_cap,double nautic_miles,int length,int tonage,String purpose){</text:p>
      <text:p text:style-name="Standard">super(model,price,weight,type,crew_workers,passenger_cap,nautic_miles);</text:p>
      <text:p text:style-name="Standard">this.tonage=tonage;</text:p>
      <text:p text:style-name="Standard">this.purpose=purpose;</text:p>
      <text:p text:style-name="Standard">this.length=length;</text:p>
      <text:p text:style-name="Standard">}</text:p>
      <text:p text:style-name="Standard">Large_vessels(Waterborne_vessels a,int tonage,String purpose,int length){</text:p>
      <text:p text:style-name="Standard">super(a);</text:p>
      <text:p text:style-name="Standard">this.tonage=tonage;</text:p>
      <text:p text:style-name="Standard">this.purpose=purpose;</text:p>
      <text:p text:style-name="Standard">this.length=length;</text:p>
      <text:p text:style-name="Standard">}</text:p>
      <text:p text:style-name="Standard"/>
      <text:p text:style-name="Standard">void stats(){</text:p>
      <text:p text:style-name="Standard">System.out.println("\nThe model:"+model+"\nVehicle:"+type+"\nPrice:"+price+"\nThe weight of the vehicle:"+weight);</text:p>
      <text:p text:style-name="Standard"><text:soft-page-break/>System.out.println("The minimum no of crew-members required:"+crew_workers+"\nThe maximum passenger capacity:"+passenger_cap+"\nThe nautic_miles of the vehicle:"+nautic_miles);</text:p>
      <text:p text:style-name="Standard">System.out.println("The total weight the ship can handle:"+tonage+"\nThe purpose for the ship:"+purpose+"\nThe total length of the ship:"+length);</text:p>
      <text:p text:style-name="Standard">}</text:p>
      <text:p text:style-name="Standard"/>
      <text:p text:style-name="Standard">void Drive(){</text:p>
      <text:p text:style-name="Standard">System.out.println("Testing maximum weight handle by checking the buoyant force to length ratio");</text:p>
      <text:p text:style-name="Standard">}</text:p>
      <text:p text:style-name="Standard"/>
      <text:p text:style-name="Standard">}</text:p>
      <text:p text:style-name="Standard">class Coastal_vessels extends Waterborne_vessels{</text:p>
      <text:p text:style-name="Standard">String categories;</text:p>
      <text:p text:style-name="Standard">String material;</text:p>
      <text:p text:style-name="Standard"/>
      <text:p text:style-name="Standard">Coastal_vessels(String model,double price,double weight,String type,int crew_workers,int passenger_cap,double nautic_miles,String categories,String material){</text:p>
      <text:p text:style-name="Standard">super(model,price,weight,type,crew_workers,passenger_cap,nautic_miles);</text:p>
      <text:p text:style-name="Standard">this.categories=categories;</text:p>
      <text:p text:style-name="Standard">this.material=material;</text:p>
      <text:p text:style-name="Standard">}</text:p>
      <text:p text:style-name="Standard">Coastal_vessels(Waterborne_vessels a,String categories,String material){</text:p>
      <text:p text:style-name="Standard">super(a);</text:p>
      <text:p text:style-name="Standard">this.categories=categories;</text:p>
      <text:p text:style-name="Standard">this.material=material;</text:p>
      <text:p text:style-name="Standard">}</text:p>
      <text:p text:style-name="Standard">void stats(){</text:p>
      <text:p text:style-name="Standard">System.out.println("\nThe model:"+model+"\nVehicle:"+type+"\nPrice:"+price+"\nThe weight of the vehicle:"+weight);</text:p>
      <text:p text:style-name="Standard">System.out.println("The minimum no of crew-members required:"+crew_workers+"\nThe maximum passenger capacity:"+passenger_cap+"\nThe nautic_miles of the vehicle:"+nautic_miles);</text:p>
      <text:p text:style-name="Standard">System.out.println("Category:"+categories+"\nMaterial:"+material);</text:p>
      <text:p text:style-name="Standard">}</text:p>
      <text:p text:style-name="Standard">void Drive(){</text:p>
      <text:p text:style-name="Standard">System.out.println("Checking the max passenger cap and durabilities of material used for the construction of the boat");</text:p>
      <text:p text:style-name="Standard">}</text:p>
      <text:p text:style-name="Standard">}</text:p>
      <text:p text:style-name="Standard">public class q2{</text:p>
      <text:p text:style-name="Standard"/>
      <text:p text:style-name="Standard">Scanner scan=new Scanner(System.in);</text:p>
      <text:p text:style-name="Standard"/>
      <text:p text:style-name="Standard">RoadVehicles EnterRoad(String model,double price,double weight,String type){</text:p>
      <text:p text:style-name="Standard">System.out.print("Mileage:");</text:p>
      <text:p text:style-name="Standard">int mileage=scan.nextInt();</text:p>
      <text:p text:style-name="Standard">System.out.print("License number:");</text:p>
      <text:p text:style-name="Standard">String license=scan.next();</text:p>
      <text:p text:style-name="Standard">System.out.print("Color:");</text:p>
      <text:p text:style-name="Standard">String color=scan.next();</text:p>
      <text:p text:style-name="Standard"><text:soft-page-break/>RoadVehicles a=new RoadVehicles(model, price, weight, mileage, license, type, color);</text:p>
      <text:p text:style-name="Standard">return a;</text:p>
      <text:p text:style-name="Standard">}</text:p>
      <text:p text:style-name="Standard">void EnterTwo(RoadVehicles a){</text:p>
      <text:p text:style-name="Standard">System.out.print("Enter the type of fuel(Electrical,petrol):");</text:p>
      <text:p text:style-name="Standard">String source=scan.next();</text:p>
      <text:p text:style-name="Standard">System.out.print("Enter the height of the vehicle:");</text:p>
      <text:p text:style-name="Standard">int height=scan.nextInt();</text:p>
      <text:p text:style-name="Standard">System.out.print("ABS :");</text:p>
      <text:p text:style-name="Standard">String ABS=scan.next();</text:p>
      <text:p text:style-name="Standard">System.out.println("Testing phase(Using Drive method):");</text:p>
      <text:p text:style-name="Standard">Vehicle c=new Vehicle(a);</text:p>
      <text:p text:style-name="Standard">Two_wheelers b=new Two_wheelers(a,source,height,ABS);</text:p>
      <text:p text:style-name="Standard">c.Drive();</text:p>
      <text:p text:style-name="Standard">a.Drive();</text:p>
      <text:p text:style-name="Standard">System.out.print("-&gt;");</text:p>
      <text:p text:style-name="Standard">b.Drive();</text:p>
      <text:p text:style-name="Standard">b.stats();</text:p>
      <text:p text:style-name="Standard">}</text:p>
      <text:p text:style-name="Standard">void EnterFour(RoadVehicles a){</text:p>
      <text:p text:style-name="Standard">System.out.print("No of seats:");</text:p>
      <text:p text:style-name="Standard">int seats=scan.nextInt();</text:p>
      <text:p text:style-name="Standard">System.out.print("Max Speed:");</text:p>
      <text:p text:style-name="Standard">int maxspeed=scan.nextInt();</text:p>
      <text:p text:style-name="Standard">System.out.print("Categories(Luxury,Supercar,Normal,Rare):");</text:p>
      <text:p text:style-name="Standard">String categories=scan.next();</text:p>
      <text:p text:style-name="Standard">System.out.println("Testing phase(Using Drive method):");</text:p>
      <text:p text:style-name="Standard">Vehicle c=new Vehicle(a);</text:p>
      <text:p text:style-name="Standard">Four_wheelers b=new Four_wheelers(a,seats,maxspeed,categories);</text:p>
      <text:p text:style-name="Standard">c.Drive();</text:p>
      <text:p text:style-name="Standard">a.Drive();</text:p>
      <text:p text:style-name="Standard">System.out.print("-&gt;");</text:p>
      <text:p text:style-name="Standard">b.Drive();</text:p>
      <text:p text:style-name="Standard">b.stats();</text:p>
      <text:p text:style-name="Standard">}</text:p>
      <text:p text:style-name="Standard">Waterborne_vessels EnterWater(String model,double price,double weight,String type){</text:p>
      <text:p text:style-name="Standard">System.out.print("Minimal requirement crew:");</text:p>
      <text:p text:style-name="Standard">int crew_workers=scan.nextInt();</text:p>
      <text:p text:style-name="Standard">System.out.print("Maximum passenger_cap:");</text:p>
      <text:p text:style-name="Standard">int passenger_cap=scan.nextInt();</text:p>
      <text:p text:style-name="Standard">System.out.print("Nautic_miles(mileage):");</text:p>
      <text:p text:style-name="Standard">Double nautic_miles=scan.nextDouble();</text:p>
      <text:p text:style-name="Standard">Waterborne_vessels a=new Waterborne_vessels(model, price, weight, type, crew_workers, passenger_cap, nautic_miles);</text:p>
      <text:p text:style-name="Standard">return a;</text:p>
      <text:p text:style-name="Standard">}</text:p>
      <text:p text:style-name="Standard">void EnterOcean(Waterborne_vessels a){</text:p>
      <text:p text:style-name="Standard">System.out.print("Enter maximum weight capacity(tonage):");</text:p>
      <text:p text:style-name="Standard">int tonage=scan.nextInt();</text:p>
      <text:p text:style-name="Standard">System.out.print("Purpose:");</text:p>
      <text:p text:style-name="Standard">String purpose=scan.next();</text:p>
      <text:p text:style-name="Standard">System.out.println("Length:");</text:p>
      <text:p text:style-name="Standard"><text:soft-page-break/>int length=scan.nextInt();</text:p>
      <text:p text:style-name="Standard">System.out.println("Testing phase(Using Drive method):");</text:p>
      <text:p text:style-name="Standard">Vehicle c=new Vehicle(a);</text:p>
      <text:p text:style-name="Standard">Large_vessels b=new Large_vessels(a,tonage,purpose,length);</text:p>
      <text:p text:style-name="Standard">c.Drive();</text:p>
      <text:p text:style-name="Standard">a.Drive();</text:p>
      <text:p text:style-name="Standard">System.out.print("-&gt;");</text:p>
      <text:p text:style-name="Standard">b.Drive();</text:p>
      <text:p text:style-name="Standard">b.stats();</text:p>
      <text:p text:style-name="Standard">}</text:p>
      <text:p text:style-name="Standard">void EnterCoastal(Waterborne_vessels a){</text:p>
      <text:p text:style-name="Standard">System.out.print("Enter the categories(Dory,Umiak,shikara,etc):");</text:p>
      <text:p text:style-name="Standard">String categories=scan.next();</text:p>
      <text:p text:style-name="Standard">System.out.print("Material:");</text:p>
      <text:p text:style-name="Standard">String material=scan.next();</text:p>
      <text:p text:style-name="Standard">System.out.println("Testing phase(Using Drive method):");</text:p>
      <text:p text:style-name="Standard">Vehicle c=new Vehicle(a);</text:p>
      <text:p text:style-name="Standard">Coastal_vessels b=new Coastal_vessels(a,categories,material);</text:p>
      <text:p text:style-name="Standard">c.Drive();</text:p>
      <text:p text:style-name="Standard">a.Drive();</text:p>
      <text:p text:style-name="Standard">System.out.print("-&gt;");</text:p>
      <text:p text:style-name="Standard">b.Drive();</text:p>
      <text:p text:style-name="Standard">b.stats();</text:p>
      <text:p text:style-name="Standard">}</text:p>
      <text:p text:style-name="Standard"/>
      <text:p text:style-name="Standard">public static void main(String[] arg){</text:p>
      <text:p text:style-name="Standard">Scanner scan=new Scanner(System.in);</text:p>
      <text:p text:style-name="Standard">q2 ob=new q2();</text:p>
      <text:p text:style-name="Standard">while(true){</text:p>
      <text:p text:style-name="Standard">System.out.println("Enter the following choices:1-Two-wheeler,2-Four-wheeler,3-Ocean-vessel,4-Coastal-vessel,5-display total no of cars registered,6-exit");</text:p>
      <text:p text:style-name="Standard">int c=scan.nextInt();</text:p>
      <text:p text:style-name="Standard">if(c==5){</text:p>
      <text:p text:style-name="Standard">RoadVehicles.Display_road();Waterborne_vessels.Display_water();continue;</text:p>
      <text:p text:style-name="Standard">}</text:p>
      <text:p text:style-name="Standard">if(c==6) break;</text:p>
      <text:p text:style-name="Standard">System.out.print("Model name:");</text:p>
      <text:p text:style-name="Standard">String model=scan.next();</text:p>
      <text:p text:style-name="Standard">System.out.print("Price:");</text:p>
      <text:p text:style-name="Standard">int price=scan.nextInt();</text:p>
      <text:p text:style-name="Standard">System.out.print("Weight:");</text:p>
      <text:p text:style-name="Standard">double weight=scan.nextDouble();</text:p>
      <text:p text:style-name="Standard">System.out.print("Enter the type of vehicle(Eg:Car):");</text:p>
      <text:p text:style-name="Standard">String type=scan.next();</text:p>
      <text:p text:style-name="Standard">switch(c){</text:p>
      <text:p text:style-name="Standard">case 1:ob.EnterTwo(ob.EnterRoad(model, price, weight, type));break;</text:p>
      <text:p text:style-name="Standard">case 2:ob.EnterFour(ob.EnterRoad(model, price, weight, type));break;</text:p>
      <text:p text:style-name="Standard">case 3:ob.EnterOcean(ob.EnterWater(model, price, weight, type));break;</text:p>
      <text:p text:style-name="Standard">case 4:ob.EnterCoastal(ob.EnterWater(model, price, weight, type));break;</text:p>
      <text:p text:style-name="Standard">}</text:p>
      <text:p text:style-name="Standard"/>
      <text:p text:style-name="Standard">}</text:p>
      <text:p text:style-name="Standard"><text:soft-page-break/>}</text:p>
      <text:p text:style-name="Standard">}</text:p>
      <text:p text:style-name="Standard"/>
      <text:p text:style-name="Standard">3)In the given code the Area() function gets overridden for object r and t. So when we try to call the Area() the function in the sub class has high priority so it gets executed. So in the first two cases area of rectangle and triangle are printed. But for the third case we are directly accessing the super class so the Area() function in figure class gets executed</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7T11:08:25.590749744</meta:creation-date>
    <dc:date>2020-10-07T11:35:11.340274997</dc:date>
    <meta:editing-duration>PT6M5S</meta:editing-duration>
    <meta:editing-cycles>2</meta:editing-cycles>
    <meta:generator>LibreOffice/6.4.4.2$Linux_X86_64 LibreOffice_project/40$Build-2</meta:generator>
    <meta:document-statistic meta:table-count="0" meta:image-count="0" meta:object-count="0" meta:page-count="11" meta:paragraph-count="448" meta:word-count="1282" meta:character-count="12908" meta:non-whitespace-character-count="12074"/>
  </office:meta>
</office:document-meta>
</file>